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cm"/>
    </style:style>
    <style:style style:name="co2" style:family="table-column">
      <style:table-column-properties fo:break-before="auto" style:column-width="2.491cm"/>
    </style:style>
    <style:style style:name="co3" style:family="table-column">
      <style:table-column-properties fo:break-before="auto" style:column-width="5.37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4.946cm"/>
    </style:style>
    <style:style style:name="co6" style:family="table-column">
      <style:table-column-properties fo:break-before="auto" style:column-width="5.054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3.47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3.949cm"/>
    </style:style>
    <style:style style:name="co12" style:family="table-column">
      <style:table-column-properties fo:break-before="auto" style:column-width="2.147cm"/>
    </style:style>
    <style:style style:name="ro1" style:family="table-row">
      <style:table-row-properties style:row-height="0.51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>
            <text:p>rfc</text:p>
          </table:table-cell>
          <table:table-cell table:style-name="ce1" office:value-type="string" calcext:value-type="string">
            <text:p>clave_area</text:p>
          </table:table-cell>
          <table:table-cell table:style-name="ce1" office:value-type="string" calcext:value-type="string">
            <text:p>curp_empleado</text:p>
          </table:table-cell>
          <table:table-cell table:style-name="ce1" office:value-type="string" calcext:value-type="string">
            <text:p>no_tarjeta</text:p>
          </table:table-cell>
          <table:table-cell table:style-name="ce1" office:value-type="string" calcext:value-type="string">
            <text:p>apellidos_empleado</text:p>
          </table:table-cell>
          <table:table-cell table:style-name="ce1" office:value-type="string" calcext:value-type="string">
            <text:p>nombre_empleado</text:p>
          </table:table-cell>
          <table:table-cell table:style-name="ce1" office:value-type="string" calcext:value-type="string">
            <text:p>nombramiento</text:p>
          </table:table-cell>
          <table:table-cell table:style-name="ce1" office:value-type="string" calcext:value-type="string">
            <text:p>area_academica</text:p>
          </table:table-cell>
          <table:table-cell table:style-name="ce1" office:value-type="string" calcext:value-type="string">
            <text:p>tipo_personal</text:p>
          </table:table-cell>
          <table:table-cell table:style-name="ce1" office:value-type="string" calcext:value-type="string">
            <text:p>apellido_paterno</text:p>
          </table:table-cell>
          <table:table-cell table:style-name="ce1" office:value-type="string" calcext:value-type="string">
            <text:p>apellido_materno</text:p>
          </table:table-cell>
          <table:table-cell table:style-name="ce1" office:value-type="string" calcext:value-type="string">
            <text:p>status_emplead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ACC771014TK2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string" calcext:value-type="string">
            <text:p>AACC771014HTSLVS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AZAN COVARRUBIAS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MAZAN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RE6602161Y3</text:p>
          </table:table-cell>
          <table:table-cell office:value-type="float" office:value="100008" calcext:value-type="float">
            <text:p>100008</text:p>
          </table:table-cell>
          <table:table-cell table:style-name="ce3" office:value-type="string" calcext:value-type="string">
            <text:p>HERE660216MVZRYR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NANDEZ REYES</text:p>
          </table:table-cell>
          <table:table-cell office:value-type="string" calcext:value-type="string">
            <text:p>ERNESTINA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LL680128QM8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LALL680128MTSMPN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MARKA LOPEZ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A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MARK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OSD570703DH4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string" calcext:value-type="string">
            <text:p>LOSD570703HTSPLN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PEZ SAL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ATS8110083YA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AATS811008HTSRRR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ANA TIRAD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ANA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AM830309PP2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string" calcext:value-type="string">
            <text:p>ROAM830309HTSDLR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DRIGUEZ ALBER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D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GM7801136D0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HEGM780113MTSRRN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RNANDEZ GARZA</text:p>
          </table:table-cell>
          <table:table-cell office:value-type="string" calcext:value-type="string">
            <text:p>MONICA ALEJANDRA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UVO830602SM3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EUVO830602HTSFZC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UFRACIO VAZQUEZ</text:p>
          </table:table-cell>
          <table:table-cell office:value-type="string" calcext:value-type="string">
            <text:p>ODIN FERNANDO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FRACI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ORH6110192P3</text:p>
          </table:table-cell>
          <table:table-cell office:value-type="float" office:value="100008" calcext:value-type="float">
            <text:p>100008</text:p>
          </table:table-cell>
          <table:table-cell table:style-name="ce3" office:value-type="string" calcext:value-type="string">
            <text:p>FORH611019HTSLG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LORES RAGA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RAG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VIAP7812102H6</text:p>
          </table:table-cell>
          <table:table-cell office:value-type="float" office:value="100004" calcext:value-type="float">
            <text:p>100004</text:p>
          </table:table-cell>
          <table:table-cell table:style-name="ce3" office:value-type="string" calcext:value-type="string">
            <text:p>VIAP781210MTSLLR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ILLEGAS ALMAZAN</text:p>
          </table:table-cell>
          <table:table-cell office:value-type="string" calcext:value-type="string">
            <text:p>PERLA CORAL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ALMAZAN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OSL860702S46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WOSL860702HTSNMS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ONG SMER</text:p>
          </table:table-cell>
          <table:table-cell office:value-type="string" calcext:value-type="string">
            <text:p>LUIS ADIB</text:p>
          </table:table-cell>
          <table:table-cell office:value-type="string" calcext:value-type="string">
            <text:p>A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SMER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ACJ600102PM6</text:p>
          </table:table-cell>
          <table:table-cell office:value-type="float" office:value="100008" calcext:value-type="float">
            <text:p>100008</text:p>
          </table:table-cell>
          <table:table-cell table:style-name="ce3" office:value-type="string" calcext:value-type="string">
            <text:p>BACJ600102HTSRSS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RRON CASTILLO</text:p>
          </table:table-cell>
          <table:table-cell office:value-type="string" calcext:value-type="string">
            <text:p>JOSE DE JESUS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JP800928UA9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RAJP800928HTSMRL0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AMIREZ JUAREZ</text:p>
          </table:table-cell>
          <table:table-cell office:value-type="string" calcext:value-type="string">
            <text:p>JOSE PAULINO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FC830602MW5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MAFC830602HTSRLR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TINEZ FLORES</text:p>
          </table:table-cell>
          <table:table-cell office:value-type="string" calcext:value-type="string">
            <text:p>CARLOS GERARDO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APD680321239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PAPD680321HTSZRN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Z PEREZ</text:p>
          </table:table-cell>
          <table:table-cell office:value-type="string" calcext:value-type="string">
            <text:p>DANIEL EDUARDO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UNL810411522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QUNL810411MSLVVZ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QUEVEDO NAVA</text:p>
          </table:table-cell>
          <table:table-cell office:value-type="string" calcext:value-type="string">
            <text:p>LIZZETH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BO8510187C7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HEBO851018HTSRRS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ERNANDEZ BARBOSA</text:p>
          </table:table-cell>
          <table:table-cell office:value-type="string" calcext:value-type="string">
            <text:p>OSCAR JOSE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ACD620331554</text:p>
          </table:table-cell>
          <table:table-cell office:value-type="float" office:value="100003" calcext:value-type="float">
            <text:p>100003</text:p>
          </table:table-cell>
          <table:table-cell table:style-name="ce3" office:value-type="string" calcext:value-type="string">
            <text:p>GACD620331HTSRHM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RCIA CHAVEZ</text:p>
          </table:table-cell>
          <table:table-cell office:value-type="string" calcext:value-type="string">
            <text:p>JOSE DOMINGO</text:p>
          </table:table-cell>
          <table:table-cell office:value-type="string" calcext:value-type="string">
            <text:p>D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ICA850219BN3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string" calcext:value-type="string">
            <text:p>AICA850219HTSLRL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VIZO CRUZ</text:p>
          </table:table-cell>
          <table:table-cell office:value-type="string" calcext:value-type="string">
            <text:p>ALVARO FERNANDO</text:p>
          </table:table-cell>
          <table:table-cell office:value-type="string" calcext:value-type="string">
            <text:p>D</text:p>
          </table:table-cell>
          <table:table-cell office:value-type="float" office:value="100002" calcext:value-type="float">
            <text:p>100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VIZO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CR860511B9A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PUCR860511MTSGRS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UGA CORTEZ</text:p>
          </table:table-cell>
          <table:table-cell office:value-type="string" calcext:value-type="string">
            <text:p>ROSA EUSEBIA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EMC621224GK9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EEMC621224MDFCRL0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CHEGARAY MORALES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HEGARAY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IYS821223J5A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SIYS821223HTSRXL0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IERRA YAÑEZ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YAÑ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UJA880121FY0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TUJA880121HTSRML0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JILLO JIME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TT7702244RA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ROTT770224HTSDRM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ODRIGUEZ TREJO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TREJ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UMM900711000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ZUMM900711HTSXRG0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ZUÑIGA MARTINEZ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ÑIG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AR9002025T6</text:p>
          </table:table-cell>
          <table:table-cell office:value-type="float" office:value="100004" calcext:value-type="float">
            <text:p>100004</text:p>
          </table:table-cell>
          <table:table-cell table:style-name="ce3" office:value-type="string" calcext:value-type="string">
            <text:p>RAAR900202HTSNNB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ANGEL ANGUIANO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NGEL</text:p>
          </table:table-cell>
          <table:table-cell office:value-type="string" calcext:value-type="string">
            <text:p>ANGUIAN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ADM820201794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PADM820201MTSZLR0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 LA PAZ DELGADO</text:p>
          </table:table-cell>
          <table:table-cell office:value-type="string" calcext:value-type="string">
            <text:p>MARTHA ELVIRA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LA PAZ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PF680822JD8</text:p>
          </table:table-cell>
          <table:table-cell office:value-type="float" office:value="100007" calcext:value-type="float">
            <text:p>100007</text:p>
          </table:table-cell>
          <table:table-cell table:style-name="ce3" office:value-type="string" calcext:value-type="string">
            <text:p>REPF680822MTSYRB0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REYES PEREZ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D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PV900519</text:p>
          </table:table-cell>
          <table:table-cell office:value-type="float" office:value="100004" calcext:value-type="float">
            <text:p>100004</text:p>
          </table:table-cell>
          <table:table-cell table:style-name="ce4" office:value-type="string" calcext:value-type="string">
            <text:p>SOPV900519MTSBNR0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OBREVILLA PINTOR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BREVILLA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GH800425</text:p>
          </table:table-cell>
          <table:table-cell office:value-type="float" office:value="100006" calcext:value-type="float">
            <text:p>100006</text:p>
          </table:table-cell>
          <table:table-cell table:style-name="ce4" office:value-type="string" calcext:value-type="string">
            <text:p>GUGH800425HSLRNC <text:s/>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GUERRERO GONZALEZ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UAR8105268Y2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QUAR810526HTSNLB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QUINTERO ALONSO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AJ6105027K2</text:p>
          </table:table-cell>
          <table:table-cell office:value-type="float" office:value="100007" calcext:value-type="float">
            <text:p>100007</text:p>
          </table:table-cell>
          <table:table-cell table:style-name="ce3" office:value-type="string" calcext:value-type="string">
            <text:p>MAAJ610502HTSLLN0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ALDONADO ALMANZA</text:p>
          </table:table-cell>
          <table:table-cell office:value-type="string" calcext:value-type="string">
            <text:p>JUAN JOSE</text:p>
          </table:table-cell>
          <table:table-cell office:value-type="string" calcext:value-type="string">
            <text:p>D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ALMANZ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OGP8106102E2</text:p>
          </table:table-cell>
          <table:table-cell office:value-type="float" office:value="100008" calcext:value-type="float">
            <text:p>100008</text:p>
          </table:table-cell>
          <table:table-cell table:style-name="ce3" office:value-type="string" calcext:value-type="string">
            <text:p>LOGP810610MNLPNT0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OPEZ GONZALEZ</text:p>
          </table:table-cell>
          <table:table-cell office:value-type="string" calcext:value-type="string">
            <text:p>PATRICIA DEL PILAR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ME900525SQ5</text:p>
          </table:table-cell>
          <table:table-cell office:value-type="float" office:value="100005" calcext:value-type="float">
            <text:p>100005</text:p>
          </table:table-cell>
          <table:table-cell table:style-name="ce3" office:value-type="string" calcext:value-type="string">
            <text:p>SAME900525MTSLRV0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ALCE MORALES</text:p>
          </table:table-cell>
          <table:table-cell office:value-type="string" calcext:value-type="string">
            <text:p>EVA IDALID</text:p>
          </table:table-cell>
          <table:table-cell office:value-type="string" calcext:value-type="string">
            <text:p>D</text:p>
          </table:table-cell>
          <table:table-cell office:value-type="float" office:value="100005" calcext:value-type="float">
            <text:p>100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CE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OJB9001241C5</text:p>
          </table:table-cell>
          <table:table-cell office:value-type="float" office:value="100006" calcext:value-type="float">
            <text:p>100006</text:p>
          </table:table-cell>
          <table:table-cell table:style-name="ce3" office:value-type="string" calcext:value-type="string">
            <text:p>OOJB900124MTSRRR0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ROZCO JUAREZ</text:p>
          </table:table-cell>
          <table:table-cell office:value-type="string" calcext:value-type="string">
            <text:p>BRIANDA MARCELLA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EMR900830PM4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PEMR900830MTSLRS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LAYO MARQUEZ</text:p>
          </table:table-cell>
          <table:table-cell office:value-type="string" calcext:value-type="string">
            <text:p>ROSA ERNESTINA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LAYO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UMC850725S23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MUMC850725HTSXZR0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UÑOZ MEZA</text:p>
          </table:table-cell>
          <table:table-cell office:value-type="string" calcext:value-type="string">
            <text:p>CRISTHIAN</text:p>
          </table:table-cell>
          <table:table-cell office:value-type="string" calcext:value-type="string">
            <text:p>D</text:p>
          </table:table-cell>
          <table:table-cell office:value-type="float" office:value="100004" calcext:value-type="float">
            <text:p>100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AAA <text:s text:c="14"/>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TAR GARCIA</text:p>
          </table:table-cell>
          <table:table-cell office:value-type="string" calcext:value-type="string">
            <text:p>JULIO ENRIQUE</text:p>
          </table:table-cell>
          <table:table-cell office:value-type="string" calcext:value-type="string">
            <text:p>D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ABA750323HA7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GABA750323MTSRJM0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RZA BOIJSEAUNEAU</text:p>
          </table:table-cell>
          <table:table-cell office:value-type="string" calcext:value-type="string">
            <text:p>AIME JUDITH</text:p>
          </table:table-cell>
          <table:table-cell office:value-type="string" calcext:value-type="string">
            <text:p>D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BOIJSEAUNEAU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VAVI880728ED8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VAVI880728MTSLZN0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ALDEZ VAZQUEZ</text:p>
          </table:table-cell>
          <table:table-cell office:value-type="string" calcext:value-type="string">
            <text:p>INDIRA</text:p>
          </table:table-cell>
          <table:table-cell office:value-type="string" calcext:value-type="string">
            <text:p>D</text:p>
          </table:table-cell>
          <table:table-cell office:value-type="float" office:value="100003" calcext:value-type="float">
            <text:p>1000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AAA <text:s text:c="14"/>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SPINOZA AHUMADA</text:p>
          </table:table-cell>
          <table:table-cell office:value-type="string" calcext:value-type="string">
            <text:p>CESAR ALEJANDRO</text:p>
          </table:table-cell>
          <table:table-cell office:value-type="string" calcext:value-type="string">
            <text:p>D</text:p>
          </table:table-cell>
          <table:table-cell office:value-type="float" office:value="100007" calcext:value-type="float">
            <text:p>100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AHUMAD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AAA <text:s text:c="14"/>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LEAL LARA</text:p>
          </table:table-cell>
          <table:table-cell office:value-type="string" calcext:value-type="string">
            <text:p>SINDY SINAI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VAAZ851101J82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VAAZ851101MVZZNR0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VAZQUEZ DEL ANGEL</text:p>
          </table:table-cell>
          <table:table-cell office:value-type="string" calcext:value-type="string">
            <text:p>ZORAIDA</text:p>
          </table:table-cell>
          <table:table-cell office:value-type="string" calcext:value-type="string">
            <text:p>D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DEL ANGEL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HC781204PUA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GUHC781204HTSRRR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UERRERO HUERTA</text:p>
          </table:table-cell>
          <table:table-cell office:value-type="string" calcext:value-type="string">
            <text:p>CARLOS JAVIER</text:p>
          </table:table-cell>
          <table:table-cell office:value-type="string" calcext:value-type="string">
            <text:p>D</text:p>
          </table:table-cell>
          <table:table-cell office:value-type="float" office:value="100008" calcext:value-type="float">
            <text:p>100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HUERTA</text:p>
          </table:table-cell>
          <table:table-cell office:value-type="string" calcext:value-type="string">
            <text:p>02</text:p>
          </table:table-cell>
          <table:table-cell table:number-columns-repeated="52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_FilterDatabase" table:base-cell-address="$Hoja1.$A$1" table:cell-range-address="$Hoja1.$A$1:.$L$45"/>
        </table:named-expressions>
      </table:table>
      <table:named-expressions/>
      <table:database-ranges>
        <table:database-range table:name="__Anonymous_Sheet_DB__0" table:target-range-address="Hoja1.A1:Hoja1.L4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$</number:text>
      <number:number number:decimal-places="0" number:min-decimal-places="0" number:min-integer-digits="1" number:grouping="true"/>
    </number:number-style>
    <number:number-style style:name="N107">
      <number:text>-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</number:number-style>
    <number:number-style style:name="N109">
      <number:text>-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157E+308" style:apply-style-name="N10104P0"/>
    </number:text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157E+308" style:apply-style-name="N10105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oneda_20_2" style:display-name="Moneda 2" style:family="table-cell" style:parent-style-name="Default" style:data-style-name="N11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bmaster</meta:initial-creator>
    <meta:creation-date>2013-05-18T01:10:35</meta:creation-date>
    <dc:creator>Perla Coral Villegas Almazán</dc:creator>
    <dc:date>2021-11-12T17:51:57</dc:date>
    <meta:document-statistic meta:table-count="1" meta:cell-count="540" meta:object-count="0"/>
    <meta:generator>LibreOffice/7.2.5.2$Windows_X86_64 LibreOffice_project/499f9727c189e6ef3471021d6132d4c694f357e5</meta:generator>
  </office:meta>
</office:document-meta>
</file>